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abf" officeooo:paragraph-rsid="0003fabf"/>
    </style:style>
    <style:style style:name="P2" style:family="paragraph" style:parent-style-name="Standard">
      <style:text-properties officeooo:rsid="00051b7b" officeooo:paragraph-rsid="00051b7b"/>
    </style:style>
    <style:style style:name="P3" style:family="paragraph" style:parent-style-name="Standard">
      <style:text-properties officeooo:rsid="0008c3ff" officeooo:paragraph-rsid="0008c3ff"/>
    </style:style>
    <style:style style:name="P4" style:family="paragraph" style:parent-style-name="Standard">
      <style:text-properties officeooo:rsid="0008c3ff" officeooo:paragraph-rsid="00067fe9"/>
    </style:style>
    <style:style style:name="P5" style:family="paragraph" style:parent-style-name="Standard">
      <style:text-properties officeooo:paragraph-rsid="000a30aa"/>
    </style:style>
    <style:style style:name="P6" style:family="paragraph" style:parent-style-name="Standard">
      <style:text-properties officeooo:rsid="000fb4cc" officeooo:paragraph-rsid="000fb4cc"/>
    </style:style>
    <style:style style:name="P7" style:family="paragraph" style:parent-style-name="Standard">
      <style:text-properties officeooo:rsid="001184eb" officeooo:paragraph-rsid="001184eb"/>
    </style:style>
    <style:style style:name="P8" style:family="paragraph" style:parent-style-name="Standard">
      <style:text-properties officeooo:rsid="00135c6f" officeooo:paragraph-rsid="00135c6f"/>
    </style:style>
    <style:style style:name="P9" style:family="paragraph" style:parent-style-name="Standard">
      <style:paragraph-properties fo:break-before="page"/>
      <style:text-properties officeooo:rsid="000fb4cc" officeooo:paragraph-rsid="000fb4cc"/>
    </style:style>
    <style:style style:name="P10" style:family="paragraph" style:parent-style-name="Standard" style:list-style-name="L1">
      <style:text-properties officeooo:paragraph-rsid="0008c3ff"/>
    </style:style>
    <style:style style:name="P11" style:family="paragraph" style:parent-style-name="Standard" style:list-style-name="L1">
      <style:text-properties officeooo:rsid="00067fe9" officeooo:paragraph-rsid="00067fe9"/>
    </style:style>
    <style:style style:name="P12" style:family="paragraph" style:parent-style-name="Standard" style:list-style-name="L1">
      <style:text-properties officeooo:rsid="00084a5c" officeooo:paragraph-rsid="00084a5c"/>
    </style:style>
    <style:style style:name="P13" style:family="paragraph" style:parent-style-name="Standard" style:list-style-name="L1">
      <style:text-properties officeooo:rsid="0008c3ff" officeooo:paragraph-rsid="0008c3ff"/>
    </style:style>
    <style:style style:name="P14" style:family="paragraph" style:parent-style-name="Standard" style:list-style-name="L2">
      <style:text-properties officeooo:paragraph-rsid="000c9821"/>
    </style:style>
    <style:style style:name="P15" style:family="paragraph" style:parent-style-name="Standard" style:list-style-name="L2">
      <style:text-properties officeooo:paragraph-rsid="000fb4cc"/>
    </style:style>
    <style:style style:name="P16" style:family="paragraph" style:parent-style-name="Standard" style:list-style-name="L2">
      <style:text-properties officeooo:rsid="000aa932" officeooo:paragraph-rsid="000c9821"/>
    </style:style>
    <style:style style:name="P17" style:family="paragraph" style:parent-style-name="Standard" style:list-style-name="L2">
      <style:text-properties officeooo:rsid="000c9821" officeooo:paragraph-rsid="000c9821"/>
    </style:style>
    <style:style style:name="P18" style:family="paragraph" style:parent-style-name="Standard" style:list-style-name="L2">
      <style:text-properties officeooo:rsid="000ddffa" officeooo:paragraph-rsid="000ddffa"/>
    </style:style>
    <style:style style:name="P19" style:family="paragraph" style:parent-style-name="Standard" style:list-style-name="L2">
      <style:text-properties officeooo:rsid="000fb4cc" officeooo:paragraph-rsid="000fb4cc"/>
    </style:style>
    <style:style style:name="P20" style:family="paragraph" style:parent-style-name="Standard" style:list-style-name="L3">
      <style:text-properties officeooo:rsid="001184eb" officeooo:paragraph-rsid="001184eb"/>
    </style:style>
    <style:style style:name="T1" style:family="text">
      <style:text-properties officeooo:rsid="00051b7b"/>
    </style:style>
    <style:style style:name="T2" style:family="text">
      <style:text-properties officeooo:rsid="00067fe9"/>
    </style:style>
    <style:style style:name="T3" style:family="text">
      <style:text-properties officeooo:rsid="00084a5c"/>
    </style:style>
    <style:style style:name="T4" style:family="text">
      <style:text-properties officeooo:rsid="0008c3ff"/>
    </style:style>
    <style:style style:name="T5" style:family="text">
      <style:text-properties officeooo:rsid="000a30aa"/>
    </style:style>
    <style:style style:name="T6" style:family="text">
      <style:text-properties officeooo:rsid="000aa932"/>
    </style:style>
    <style:style style:name="T7" style:family="text">
      <style:text-properties officeooo:rsid="000c9821"/>
    </style:style>
    <style:style style:name="T8" style:family="text">
      <style:text-properties officeooo:rsid="000ddffa"/>
    </style:style>
    <style:style style:name="T9" style:family="text">
      <style:text-properties officeooo:rsid="000fb4cc"/>
    </style:style>
    <style:style style:name="T10" style:family="text">
      <style:text-properties officeooo:rsid="0010020c"/>
    </style:style>
    <style:style style:name="T11" style:family="text">
      <style:text-properties officeooo:rsid="001451b6"/>
    </style:style>
    <style:style style:name="T12" style:family="text">
      <style:text-properties officeooo:rsid="0014d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de Programación. Bases de Datos.<text:tab/><text:tab/><text:tab/><text:tab/><text:tab/><text:tab/><text:tab/>23/05/2022</text:p>
      <text:p text:style-name="P1"/>
      <text:p text:style-name="P1">Esta prueba consiste en verificar que la práctica que se ha mandado para este tema se ha hecho correctamente. Para ello vas a subir el proyecto java correspondiente a la práctica, una copia de la base de datos resultante al final de la prueba y un documento en pdf que vas a crear ahora con los resultados y capturas de pantalla que se piden a continuación:</text:p>
      <text:p text:style-name="P1"/>
      <text:p text:style-name="P1">1.- <text:span text:style-name="T1">Proporciona el t</text:span>ipo de base de datos utilizada, <text:span text:style-name="T1">su </text:span>nombre <text:span text:style-name="T1">y</text:span> usuario/contraseña para acceder.</text:p>
      <text:p text:style-name="P1"/>
      <text:p text:style-name="P2">2.- Borra los datos de las tablas <text:span text:style-name="T2">(a</text:span>djunta captura de pantalla<text:span text:style-name="T2">)</text:span>.</text:p>
      <text:p text:style-name="P2"/>
      <text:p text:style-name="P5"><text:span text:style-name="T2">3.- Ejecuta el programa de gestión de clientes, </text:span><text:span text:style-name="T5">realiza</text:span><text:span text:style-name="T4"> captura de pantalla del menú </text:span><text:span text:style-name="T5">y</text:span><text:span text:style-name="T2"> haz las siguientes operaciones (adjuntando capturas de pantalla).</text:span></text:p>
      <text:p text:style-name="P4"/>
      <text:list xml:id="list2552112025" text:style-name="L1">
        <text:list-item>
          <text:p text:style-name="P11">Da de alta los siguientes clientes (se adjunta DNI y nombre, el resto de campos a tu criterio)</text:p>
          <text:list>
            <text:list-item>
              <text:p text:style-name="P12">Fulano Uno – 61947188T</text:p>
            </text:list-item>
            <text:list-item>
              <text:p text:style-name="P12">Fulano Dos – 74083992A</text:p>
            </text:list-item>
            <text:list-item>
              <text:p text:style-name="P12">Mengana Tres – 20180236J</text:p>
            </text:list-item>
            <text:list-item>
              <text:p text:style-name="P12">Mangana Cuatro – 56220018Z</text:p>
            </text:list-item>
            <text:list-item>
              <text:p text:style-name="P10"><text:span text:style-name="T4">Mengano</text:span><text:span text:style-name="T3"> Cinco – 50880227H</text:span></text:p>
            </text:list-item>
            <text:list-item>
              <text:p text:style-name="P10"><text:span text:style-name="T4">Fulana Seis</text:span><text:span text:style-name="T3"> – 31991154</text:span><text:span text:style-name="T4">Z</text:span></text:p>
            </text:list-item>
          </text:list>
        </text:list-item>
        <text:list-item>
          <text:p text:style-name="P13">Borra al cliente con DNI 50880227H (Mengano Cinco).</text:p>
        </text:list-item>
        <text:list-item>
          <text:p text:style-name="P13">Borra al cliente con DNI 16521257N.</text:p>
        </text:list-item>
        <text:list-item>
          <text:p text:style-name="P13">Modifica el teléfono del cliente con DNI 61947188T (Fulano Uno) y haz que sea 678123456.</text:p>
        </text:list-item>
      </text:list>
      <text:p text:style-name="P3"/>
      <text:p text:style-name="P5"><text:span text:style-name="T5">4.- </text:span><text:span text:style-name="T2">Ejecuta el programa de gestión de </text:span><text:span text:style-name="T5">cuentas</text:span><text:span text:style-name="T2">, </text:span><text:span text:style-name="T5">realiza</text:span><text:span text:style-name="T4"> captura de pantalla del menú </text:span><text:span text:style-name="T5">y</text:span><text:span text:style-name="T2"> haz las siguientes operaciones (adjuntando capturas de pantalla).</text:span></text:p>
      <text:p text:style-name="P5"/>
      <text:list xml:id="list995187938" text:style-name="L2">
        <text:list-item>
          <text:p text:style-name="P14"><text:span text:style-name="T7">Da de al</text:span><text:span text:style-name="T6">ta </text:span><text:span text:style-name="T7">una</text:span><text:span text:style-name="T6"> cuenta </text:span><text:span text:style-name="T7">a los siguientes </text:span><text:span text:style-name="T6">cliente</text:span><text:span text:style-name="T7">s con DNI:</text:span></text:p>
          <text:list>
            <text:list-item>
              <text:p text:style-name="P16">86361241J.</text:p>
            </text:list-item>
            <text:list-item>
              <text:p text:style-name="P14"><text:span text:style-name="T3">61947188T </text:span><text:span text:style-name="T7">(Fulano Uno)</text:span></text:p>
            </text:list-item>
            <text:list-item>
              <text:p text:style-name="P17"><text:span text:style-name="T3">74083992A </text:span>(Fulano Dos)</text:p>
            </text:list-item>
            <text:list-item>
              <text:p text:style-name="P17"><text:span text:style-name="T3">20180236J </text:span>(Mengana Tres)</text:p>
            </text:list-item>
          </text:list>
        </text:list-item>
        <text:list-item>
          <text:p text:style-name="P17">Haz <text:span text:style-name="T8">un i</text:span>ngres<text:span text:style-name="T8">o de</text:span> 1<text:span text:style-name="T8">00 euros con el concepto “Apertura de cuenta” en las cuentas de Fulano Uno, Fulano Dos y Mengana Tres.</text:span></text:p>
        </text:list-item>
        <text:list-item>
          <text:p text:style-name="P18">Haz un cargo de 30 euros en la cuenta de Fulano Uno con el concepto “Tasas universitarias”</text:p>
        </text:list-item>
        <text:list-item>
          <text:p text:style-name="P18">Haz un cargo de 50 euros y otro de 70 en la cuenta de Fulano Dos con los conceptos de “Multa fracción 1” y “Multa fracción 2”</text:p>
        </text:list-item>
        <text:list-item>
          <text:p text:style-name="P18">Haz una transferencia de 25 euros de la cuenta de Fulano Uno al número de cuenta 9999 con el concepto “Pago deuda <text:span text:style-name="T9">comida</text:span>”.</text:p>
        </text:list-item>
        <text:list-item>
          <text:p text:style-name="P15"><text:span text:style-name="T8">Haz una transferencia de </text:span><text:span text:style-name="T9">3</text:span><text:span text:style-name="T8">5 euros de la cuenta de Fulano Uno a l</text:span><text:span text:style-name="T9">a cuenta</text:span><text:span text:style-name="T8"> </text:span><text:span text:style-name="T9">de Fulano Dos</text:span><text:span text:style-name="T8"> con el concepto “Pago deuda </text:span><text:span text:style-name="T9">cena</text:span><text:span text:style-name="T8">”.</text:span></text:p>
        </text:list-item>
        <text:list-item>
          <text:p text:style-name="P15"><text:span text:style-name="T8">Haz una transferencia de </text:span><text:span text:style-name="T9">1</text:span><text:span text:style-name="T8">5 euros de la cuenta de Fulano </text:span><text:span text:style-name="T9">Dos</text:span><text:span text:style-name="T8"> a l</text:span><text:span text:style-name="T9">a cuenta</text:span><text:span text:style-name="T8"> </text:span><text:span text:style-name="T9">de Mengana Tres</text:span><text:span text:style-name="T8"> con el concepto “</text:span><text:span text:style-name="T9">Regalo cumpleaños</text:span><text:span text:style-name="T8">”.</text:span></text:p>
        </text:list-item>
        <text:list-item>
          <text:p text:style-name="P19">Muestra el saldo y movimientos de <text:span text:style-name="T11">todas </text:span>las cuentas <text:span text:style-name="T11">creadas</text:span>.</text:p>
        </text:list-item>
      </text:list>
      <text:p text:style-name="P6"/>
      <text:p text:style-name="P6">5.- Ejecuta el programa de gestión de clientes <text:span text:style-name="T11">(de nuevo)</text:span> e intenta borrar al cliente <text:span text:style-name="T3">20180236J </text:span><text:span text:style-name="T11">(Mengana Tres)</text:span><text:span text:style-name="T3">. </text:span>Adjunta captura de pantalla.</text:p>
      <text:p text:style-name="P6"/>
      <text:p text:style-name="P6"/>
      <text:p text:style-name="P9">6.- Ejecuta el <text:span text:style-name="T10">programa de gestión de una cuenta individual con la cuenta del cliente Fulano Uno, realiza captura de pantalla y haz las siguientes operaciones (adjuntando capturas de pantalla).</text:span></text:p>
      <text:p text:style-name="P6"/>
      <text:list xml:id="list3168240002" text:style-name="L3">
        <text:list-item>
          <text:p text:style-name="P20">Haz un ingreso de 10 euros con el concepto “Bizum de Mariano”</text:p>
        </text:list-item>
        <text:list-item>
          <text:p text:style-name="P20">Haz un cargo de 5 euros con el concepto “Prensa digital”.</text:p>
        </text:list-item>
        <text:list-item>
          <text:p text:style-name="P20">Haz una transferencia de 2 euros a Fulano Dos con el concepto “Desayuno”.</text:p>
        </text:list-item>
        <text:list-item>
          <text:p text:style-name="P20">Muestra los movimientos de la cuenta entre el 01/01/2022 y el 23/05/2022.</text:p>
        </text:list-item>
        <text:list-item>
          <text:p text:style-name="P20">Muestra el saldo de la cuenta.</text:p>
        </text:list-item>
      </text:list>
      <text:p text:style-name="P7"/>
      <text:p text:style-name="P7">7.- Ejecuta el programa de gestión de una cuenta individual con la cuenta del cliente Fulano Dos y comprueba que la transferencia del apartado anterior se ha realizado. <text:span text:style-name="T12">Adjunta captura de pantalla.</text:span></text:p>
      <text:p text:style-name="P7"/>
      <text:p text:style-name="P8">8.- Detalla los nombres de las clases <text:span text:style-name="T12">y paquetes</text:span> que has utilizado y explica que hace cada una de ell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20:30:56.657367246</meta:creation-date>
    <dc:date>2022-05-23T08:34:19.899052038</dc:date>
    <meta:editing-duration>PT36M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563" meta:character-count="3139" meta:non-whitespace-character-count="2628"/>
  </office:meta>
</office:document-meta>
</file>